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Interceptor.CachePutIntercepto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Interceptor.cacheValue( CacheOperationInvocationContext &lt; CachePutOperation &gt; contex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PutInterceptor.invoke( CacheOperationInvocationContext &lt; CachePutOperation &gt; context , CacheOperationInvoker invok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